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4e2" officeooo:paragraph-rsid="001324e2"/>
    </style:style>
    <style:style style:name="P2" style:family="paragraph" style:parent-style-name="Standard">
      <style:text-properties officeooo:paragraph-rsid="001324e2"/>
    </style:style>
    <style:style style:name="T1" style:family="text">
      <style:text-properties officeooo:rsid="001324e2"/>
    </style:style>
    <style:style style:name="T2" style:family="text">
      <style:text-properties fo:font-variant="normal" fo:text-transform="none" fo:color="#374151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374151" style:font-name="S hne" fo:font-size="12pt" fo:letter-spacing="normal" fo:font-style="normal" fo:font-weight="normal" officeooo:rsid="001324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rstly I’ve installed <text:span text:style-name="T2">ubuntu ISO from the official website the i saved it in my USB drive then i inserted the USB drive and retstarted the computer.</text:span></text:p>
      <text:p text:style-name="P1"><text:span text:style-name="T2">Then iv’e accessed the boot menu in the BIOS to boot the USB drive ,</text:span></text:p>
      <text:p text:style-name="P1"><text:span text:style-name="T2">then i used website instructions till i reached “install ubuntu alongside windows”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0T14:50:16.792694774</meta:creation-date>
    <dc:date>2023-12-10T15:14:05.641606303</dc:date>
    <meta:editing-duration>PT13M38S</meta:editing-duration>
    <meta:editing-cycles>1</meta:editing-cycles>
    <meta:document-statistic meta:table-count="0" meta:image-count="0" meta:object-count="0" meta:page-count="1" meta:paragraph-count="3" meta:word-count="54" meta:character-count="300" meta:non-whitespace-character-count="249"/>
    <meta:generator>LibreOffice/6.4.7.2$Linux_X86_64 LibreOffice_project/40$Build-2</meta:generator>
  </office:meta>
</office:document-meta>
</file>